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C7D55996433AFAE1.png" manifest:media-type="image/png"/>
  <manifest:file-entry manifest:full-path="Pictures/10000000000001C2000000F7274E297F73F94F7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Calibri1" fo:font-size="12pt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8" style:family="paragraph" style:parent-style-name="Text_20_body">
      <style:text-properties fo:color="#336633" fo:font-size="14pt" style:font-size-asian="14pt" style:font-size-complex="14pt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223499" officeooo:paragraph-rsid="00223499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25d20a" officeooo:paragraph-rsid="0025d20a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221071" officeooo:paragraph-rsid="0025d20a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2144c0" officeooo:paragraph-rsid="0025d20a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21df88" officeooo:paragraph-rsid="0025d20a"/>
    </style:style>
    <style:style style:name="P1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6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7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142e7c" officeooo:paragraph-rsid="00142e7c" style:text-blinking="false" fo:background-color="transparent" style:font-size-asian="12pt" style:font-size-complex="12pt"/>
    </style:style>
    <style:style style:name="P18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19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Standard" style:master-page-name="First_20_Page">
      <style:paragraph-properties style:page-number="auto"/>
    </style:style>
    <style:style style:name="P22" style:family="paragraph" style:parent-style-name="Standard" style:master-page-name="Standard">
      <style:paragraph-properties style:page-number="auto"/>
    </style:style>
    <style:style style:name="P23" style:family="paragraph" style:parent-style-name="Text_20_body" style:list-style-name="L1">
      <style:text-properties officeooo:rsid="00223499" officeooo:paragraph-rsid="00223499"/>
    </style:style>
    <style:style style:name="P24" style:family="paragraph" style:parent-style-name="Text_20_body" style:list-style-name="L2">
      <style:text-properties officeooo:paragraph-rsid="0025d20a"/>
    </style:style>
    <style:style style:name="P25" style:family="paragraph" style:parent-style-name="Text_20_body" style:list-style-name="L1">
      <style:paragraph-properties fo:margin-left="0cm" fo:margin-right="0cm" fo:text-indent="0cm" style:auto-text-indent="false"/>
      <style:text-properties officeooo:rsid="00223499" officeooo:paragraph-rsid="00223499"/>
    </style:style>
    <style:style style:name="P26" style:family="paragraph" style:parent-style-name="Text_20_body" style:list-style-name="L2">
      <style:paragraph-properties fo:margin-left="0cm" fo:margin-right="0cm" fo:text-indent="0cm" style:auto-text-indent="false"/>
      <style:text-properties officeooo:rsid="0021df88" officeooo:paragraph-rsid="0025d20a"/>
    </style:style>
    <style:style style:name="P27" style:family="paragraph" style:parent-style-name="Heading_20_1">
      <style:text-properties officeooo:rsid="001d9acf" officeooo:paragraph-rsid="001d9acf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1071" style:font-weight-asian="bold" style:font-weight-complex="bold"/>
    </style:style>
    <style:style style:name="T6" style:family="text">
      <style:text-properties fo:font-weight="bold" officeooo:rsid="0025d20a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style:font-name="Calibri1" fo:font-size="12pt" style:font-size-asian="12pt" style:font-size-complex="12pt"/>
    </style:style>
    <style:style style:name="T10" style:family="text">
      <style:text-properties style:font-name="Calibri1" fo:font-size="12pt" officeooo:rsid="00142e7c" style:font-size-asian="12pt" style:font-size-complex="12pt"/>
    </style:style>
    <style:style style:name="T11" style:family="text">
      <style:text-properties officeooo:rsid="001f3da8"/>
    </style:style>
    <style:style style:name="T12" style:family="text">
      <style:text-properties officeooo:rsid="0023c573"/>
    </style:style>
    <style:style style:name="T13" style:family="text">
      <style:text-properties officeooo:rsid="0024f26b"/>
    </style:style>
    <style:style style:name="T14" style:family="text">
      <style:text-properties officeooo:rsid="0025d20a"/>
    </style:style>
    <style:style style:name="T15" style:family="text">
      <style:text-properties officeooo:rsid="002144c0"/>
    </style:style>
    <style:style style:name="T16" style:family="text">
      <style:text-properties officeooo:rsid="0021df88"/>
    </style:style>
    <style:style style:name="T17" style:family="text">
      <style:text-properties officeooo:rsid="00221071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esarrollo web en entorno cliente" text:name="Modulo"/>
        <text:user-field-decl office:value-type="string" office:string-value="1" text:name="NumeroTema"/>
        <text:user-field-decl office:value-type="string" office:string-value="Navegadores y entorno de trabajo" text:name="Tema"/>
      </text:user-field-decls>
      <draw:frame draw:style-name="fr1" draw:name="Marco1" text:anchor-type="page" text:anchor-page-number="1" svg:x="1.984cm" svg:y="16.958cm" svg:width="17.009cm" draw:z-index="1">
        <draw:text-box fo:min-height="2.224cm">
          <text:p text:style-name="P5"/>
          <text:p text:style-name="P5"><text:user-field-get text:name="Modulo">Desarrollo web en entorno cliente</text:user-field-get></text:p>
          <text:p text:style-name="P5">CFGS DAW</text:p>
        </draw:text-box>
      </draw:frame>
      <text:p text:style-name="P21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274E297F73F94F72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Standard"/>
      <text:p text:style-name="Standard"/>
      <text:p text:style-name="P7">TEMA 1 – <text:span text:style-name="T11">ACTIVIDAD 1 (No evaluable)</text:span>.</text:p>
      <text:p text:style-name="P7"><text:user-field-get text:name="Tema">Navegadores y entorno de trabajo</text:user-field-get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Sergio García Barea</text:p>
      <text:p text:style-name="P16"><text:span text:style-name="T7"><text:s/></text:span><text:a xlink:type="simple" xlink:href="mailto:mail@ceedcv.e" text:style-name="Internet_20_link" text:visited-style-name="Visited_20_Internet_20_Link"><text:span text:style-name="T10">sergio.garcia</text:span></text:a><text:a xlink:type="simple" xlink:href="mailto:mail@ceedcv.e" text:style-name="Internet_20_link" text:visited-style-name="Visited_20_Internet_20_Link"><text:span text:style-name="T9">@ceedcv.e</text:span></text:a><text:span text:style-name="T8">s</text:span></text:p>
      <text:p text:style-name="P19">201<text:span text:style-name="T12">8</text:span>/201<text:span text:style-name="T12">9</text:span></text:p>
      <text:p text:style-name="P18"><text:tab/><text:tab/><text:tab/><text:tab/><text:tab/><text:tab/><text:tab/><text:tab/><text:tab/><text:tab/>Versión:<text:date style:data-style-name="N104" text:date-value="2018-07-12T10:11:47.608473091">180712</text:date>.<text:time style:data-style-name="N105" text:time-value="2018-07-12T10:11:47.608669856">1011</text:time> </text:p>
      <text:p text:style-name="P4"><text:soft-page-break/></text:p>
      <text:p text:style-name="Standard"/>
      <text:p text:style-name="P8">Licencia</text:p>
      <text:p text:style-name="Standard"/>
      <text:p text:style-name="P15"><draw:frame draw:style-name="fr3" draw:name="gráficos3" text:anchor-type="paragraph" svg:x="0.741cm" svg:y="0cm" svg:width="2cm" svg:height="0.7cm" draw:z-index="2"><draw:image xlink:href="Pictures/100000000000007600000029C7D55996433AFAE1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8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9"/>
      <text:p text:style-name="Notas_20_Informativas"><text:span text:style-name="T3"> </text:span>Atención</text:p>
      <text:p text:style-name="P9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0">1. <text:s/>Descripción de la actividad<text:tab/>3</text:p>
        </text:index-body>
      </text:table-of-content>
      <text:p text:style-name="Standard"/>
      <text:p text:style-name="P22"/>
      <text:p text:style-name="Titulo">UD0<text:user-field-get text:name="NumeroTema">1</text:user-field-get>. <text:user-field-get text:name="Tema">Navegadores y entorno de trabajo</text:user-field-get></text:p>
      <text:p text:style-name="Titulo"/>
      <text:h text:style-name="P27" text:outline-level="1"><text:s/><text:span text:style-name="T11">Descripción de la actividad</text:span></text:h>
      <text:p text:style-name="P10"><text:span text:style-name="T6">1</text:span><text:span text:style-name="T4">)</text:span> Busca algún apunte o videotutorial útil par<text:span text:style-name="T13">a depurar usando Firefox o Chrome. </text:span>Comparte tu elección en el foro.</text:p>
      <text:p text:style-name="P10"/>
      <text:p text:style-name="P10"><text:span text:style-name="T6">2</text:span><text:span text:style-name="T4">)</text:span> Busca algún apunte o videotutorial útil para…</text:p>
      <text:list xml:id="list3062808565" text:style-name="L1">
        <text:list-item>
          <text:p text:style-name="P23">… el uso de <text:span text:style-name="T13">Visual Studio Code</text:span> o algún otro editor?</text:p>
        </text:list-item>
        <text:list-item>
          <text:p text:style-name="P23">… integra<text:span text:style-name="T14">r</text:span> GIT en <text:span text:style-name="T13">Visual Studio Code</text:span> o en algún otro editor?</text:p>
          <text:p text:style-name="P25">Comparte tu elección en el foro.</text:p>
        </text:list-item>
      </text:list>
      <text:p text:style-name="P10"/>
      <text:p text:style-name="P10"><text:span text:style-name="T6">3</text:span><text:span text:style-name="T4">)</text:span> ¿Que combinación de navegador + entorno de desarrollo + control de versiones has elegido?</text:p>
      <text:p text:style-name="P10">Comparte tu elección en el foro.</text:p>
      <text:p text:style-name="P11"/>
      <text:p text:style-name="P11"><text:span text:style-name="T4">4)</text:span> <text:span text:style-name="T15">En esta actividad deberás abrir con Mozilla Firefox las páginas web propuestas y utilizar la </text:span>Consola Web<text:span text:style-name="T15"> para realizar pruebas básicas de funcionamiento.</text:span></text:p>
      <text:p text:style-name="P13"/>
      <text:p text:style-name="P13"><text:span text:style-name="T5">a) </text:span><text:span text:style-name="T17">En primer lugar abriremos </text:span>la página web adjunta (“holaMundo.html”). Deberá<text:span text:style-name="T17">s</text:span> documentar dos pruebas <text:span text:style-name="T17">en el fichero “holaMundo.html”</text:span>:</text:p>
      <text:list xml:id="list3283438250" text:style-name="L2">
        <text:list-item>
          <text:p text:style-name="P24">Conseguir modificar un valor de algún elemento <text:span text:style-name="T16">HTML </text:span>y comprobar que el cambio se aplica en tiempo real.</text:p>
        </text:list-item>
        <text:list-item>
          <text:p text:style-name="P24">Establecer un “breakpoint” <text:span text:style-name="T15">(punto de ruptura)</text:span> del <text:span text:style-name="T15">código </text:span>Javascript de la página antes de que se muestre el mensaje “Hola mundo” (se muestra con la <text:span text:style-name="T15">instrucción “alert”</text:span>) y cuando comprobemos que se detenga, hacer que prosiga su ejecución.</text:p>
        </text:list-item>
      </text:list>
      <text:p text:style-name="P12">Comparte tus resultados en el foro.</text:p>
      <text:list xml:id="list101149489710049" text:continue-numbering="true" text:style-name="L2">
        <text:list-header>
          <text:p text:style-name="P26"/>
        </text:list-header>
      </text:list>
      <text:p text:style-name="P14"><text:span text:style-name="T5">b)</text:span><text:span text:style-name="T17"> </text:span>En segundo lugar abriremos <text:a xlink:type="simple" xlink:href="https://www.meneame.net/" text:style-name="Internet_20_link" text:visited-style-name="Visited_20_Internet_20_Link">https://www.meneame.net/</text:a> y en ella deberás documentar dos pruebas:</text:p>
      <text:list xml:id="list101148128259155" text:continue-numbering="true" text:style-name="L2">
        <text:list-item>
          <text:p text:style-name="P24"><text:span text:style-name="T16">Conseguir </text:span>modificar algún elemento CSS.</text:p>
        </text:list-item>
        <text:list-item>
          <text:p text:style-name="P24">Inspeccionar las cookies existentes del sitio “meneame.net”.</text:p>
        </text:list-item>
      </text:list>
      <text:p text:style-name="P12">Comparte tus resultados en el foro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1" text:name="NumeroTema"/>
          <text:user-field-decl office:value-type="string" office:string-value="Navegadores y entorno de trabajo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1</text:user-field-get></text:span><text:span text:style-name="MT1">. </text:span><text:span text:style-name="MT1"><text:user-field-get text:name="Tema">Navegadores y entorno de trabajo</text:user-field-get></text:span></text:p>
      </style:header>
      <style:footer>
        <text:user-field-decls>
          <text:user-field-decl office:value-type="string" office:string-value="1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01:00:36.015000000</meta:creation-date>
    <meta:editing-duration>PT1H50S</meta:editing-duration>
    <meta:editing-cycles>15</meta:editing-cycles>
    <meta:generator>LibreOffice/6.0.5.2$Linux_X86_64 LibreOffice_project/00m0$Build-2</meta:generator>
    <dc:title>Plantilla CEED</dc:title>
    <dc:date>2018-07-12T10:11:47.407326009</dc:date>
    <meta:document-statistic meta:table-count="0" meta:image-count="2" meta:object-count="0" meta:page-count="3" meta:paragraph-count="40" meta:word-count="354" meta:character-count="2235" meta:non-whitespace-character-count="1905"/>
    <meta:template xlink:type="simple" xlink:actuate="onRequest" xlink:title="Plantilla CEED" xlink:href="../../../Plantilla/Plantilla%20CEED.ott" meta:date="2016-09-08T01:00:35.577000000"/>
  </office:meta>
</office:document-meta>
</file>